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24-10-29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24-02-20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22-10-24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21-10-18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19-10-04 0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18-10-01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17-10-1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16-10-18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15-10-12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14-10-03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1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1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1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10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0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0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07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0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0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0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0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0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200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9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9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9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9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9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9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9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9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8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8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87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8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85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84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8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8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7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7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77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7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75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7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7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7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7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7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6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6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66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5501</text:p>
          </table:table-cell>
          <table:table-cell office:value-type="string" calcext:value-type="string">
            <text:p>196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